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text:p text:style-name="P1"/>
      <text:p text:style-name="P1">•••</text:p>
      <text:p text:style-name="P1">Saturday 13th of December 2025, 23:58, entry 567</text:p>
      <text:p text:style-name="P1">I only remembered a little earlier that no one gives a shit how how tired I am. Now I remember. There’s something I wish to analyse, something that yesterday I’d boiled down to overthinking and lack of action. I believe that line of thought is correct, but needs to be refined. More discipline and structure, is probably what I want. Structure and discipline, rather; the order is important. First, organise my thoughts and ideas, then have the discipline to follow the plans I form. Still, this is very much a... An instinctive idea. I do not have time to explore it. It’s more accurate to say that I do not wish to spend more time on it, and would rather go to sleep.</text:p>
      <text:p text:style-name="P1">...Why? That’s... A... Bad choice, isn’t it? The amount of sleep we get is... Irrelevant, once it’s under a certain threshold and above the bare minimum. Once we know we won’t get a full night’s sleep, we should prioritise waking up on time and making the best of the day to come. In other words, we should work on the mentality for tomorrow. Mentality is the reason we were able to wake up irrespective of sleep time. And mentality is also why we haven’t been able to do it, since then. Since that defeat last week, or perhaps, because our edge eroded naturally with time and our current habit, we’ve lost the confidence and the ability to wake up at 7. The will to do it. The willpower to do it. We haven’t been able to muster it, for some reason. Why not? What’s missing? Confidence can’t be the only key, so I’m thinking of commitment?</text:p>
      <text:p text:style-name="P1">Yesternight I couldn’t imagine myself waking up to the alarm clock, and this morning I simply couldn’t muster the will to get out of bed. What’s teh difference with last week? Commitment? I think so. How do I commit? By deciding it. Words have a strange power, that’s something I’d discovered a few years ago. Just declaring you’d do something somehow gives you more strength to do it. But, declaring it seriously, with true intent. I... I’m unfamiliar with this phenomenon, I haven’t explored it at all, but I’ve experienced it, a few times. Let’s try it. Here, now. Let’s commit.</text:p>
      <text:p text:style-name="P1">All right. Let’s go to sleep, and face whatever comes tomorrow, if it does come. We have much to be grateful for, an we shan’t forget the chance that we have, the time that we have, the health that we have, and so much more. I will wake up at 7. And no one gives a fuck just how tired I am or will be or what shit I’ll have to go through. At the very least, I know I won’t. See y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